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3.47cm"/>
    </style:style>
    <style:style style:name="gr2" style:family="graphic" style:parent-style-name="standard">
      <style:graphic-properties draw:textarea-horizontal-align="justify" draw:textarea-vertical-align="middle" draw:auto-grow-height="false" fo:min-height="7.828cm" fo:min-width="13.47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401cm" fo:min-width="12.073cm"/>
    </style:style>
    <style:style style:name="P1" style:family="paragraph">
      <style:paragraph-properties fo:text-align="center"/>
    </style:style>
    <style:style style:name="P2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2.413cm" svg:x="0.41cm" svg:y="0.132cm">
          <text:p text:style-name="P1">Input Objects and Fi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3.132cm">
          <text:p text:style-name="P1">Pro-Optimization Objec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8.078cm" svg:x="0.41cm" svg:y="6.132cm">
          <text:p text:style-name="P1">Optimization Objec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73cm" svg:height="1.651cm" svg:x="1.172cm" svg:y="7.798cm"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73cm" svg:height="1.651cm" svg:x="1.172cm" svg:y="9.798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73cm" svg:height="1.651cm" svg:x="1.172cm" svg:y="11.798cm">
          <text:p text:style-name="P1">Constrai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14.732cm">
          <text:p text:style-name="P1">Post-Optimization Objec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17.732cm">
          <text:p text:style-name="P1">Output Objects and Fi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07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3T12:24:46.957241244</meta:creation-date>
    <dc:date>2022-05-13T12:31:50.927464322</dc:date>
    <meta:editing-duration>PT7M4S</meta:editing-duration>
    <meta:editing-cycles>2</meta:editing-cycles>
    <meta:generator>LibreOffice/6.0.7.3$Linux_X86_64 LibreOffice_project/00m0$Build-3</meta:generator>
    <meta:document-statistic meta:object-count="8"/>
  </office:meta>
</office:document-meta>
</file>